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800000578D354A267.png" manifest:media-type="image/png"/>
  <manifest:file-entry manifest:full-path="Pictures/100002010000057800000578C931FAB2.png" manifest:media-type="image/png"/>
  <manifest:file-entry manifest:full-path="Pictures/100002010000057800000578DD4CCBCD.png" manifest:media-type="image/png"/>
  <manifest:file-entry manifest:full-path="Pictures/100002010000057800000578330BB79D.png" manifest:media-type="image/png"/>
  <manifest:file-entry manifest:full-path="Pictures/1000020100000578000005781AE79AC2.png" manifest:media-type="image/png"/>
  <manifest:file-entry manifest:full-path="Pictures/1000020100000578000005789A2D0A02.png" manifest:media-type="image/png"/>
  <manifest:file-entry manifest:full-path="Pictures/10000201000005780000057895E6164C.png" manifest:media-type="image/png"/>
  <manifest:file-entry manifest:full-path="Pictures/1000020100000578000005780EFBCF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draw:stroke="none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cm" svg:height="13cm" svg:x="3.75cm" svg:y="7.7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.5cm" svg:height="10.5cm" svg:x="5cm" svg:y="9cm">
          <draw:image xlink:href="Pictures/1000020100000578000005780EFBCF62.png" xlink:type="simple" xlink:show="embed" xlink:actuate="onLoad">
            <text:p/>
          </draw:image>
        </draw:frame>
        <draw:frame draw:style-name="gr3" draw:layer="layout" svg:width="1.941cm" svg:height="0.962cm" svg:x="9.5cm" svg:y="24.2cm">
          <draw:text-box>
            <text:p>1 <text:s/>TL</text:p>
          </draw:text-box>
        </draw:frame>
        <draw:line draw:style-name="gr4" draw:text-style-name="P1" draw:layer="layout" svg:x1="10.25cm" svg:y1="7cm" svg:x2="10.25cm" svg:y2="21.4cm">
          <text:p/>
        </draw:line>
        <draw:line draw:style-name="gr4" draw:text-style-name="P1" draw:layer="layout" svg:x1="3.05cm" svg:y1="14.25cm" svg:x2="17.45cm" svg:y2="14.25cm">
          <text:p/>
        </draw:line>
      </draw:page>
      <draw:page draw:name="page2" draw:style-name="dp1" draw:master-page-name="Default">
        <draw:custom-shape draw:style-name="gr5" draw:text-style-name="P1" draw:layer="Layout" svg:width="13cm" svg:height="13cm" svg:x="3.75cm" svg:y="7.7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11cm" svg:height="0.962cm" svg:x="9.5cm" svg:y="24.2cm">
          <draw:text-box>
            <text:p text:style-name="P2">2 <text:s/>TM</text:p>
          </draw:text-box>
        </draw:frame>
        <draw:line draw:style-name="gr4" draw:text-style-name="P1" draw:layer="layout" svg:x1="10.25cm" svg:y1="7cm" svg:x2="10.25cm" svg:y2="21.4cm">
          <text:p/>
        </draw:line>
        <draw:line draw:style-name="gr4" draw:text-style-name="P1" draw:layer="layout" svg:x1="3.05cm" svg:y1="14.25cm" svg:x2="17.45cm" svg:y2="14.25cm">
          <text:p/>
        </draw:line>
        <draw:frame draw:style-name="gr2" draw:text-style-name="P1" draw:layer="layout" svg:width="10.5cm" svg:height="10.5cm" svg:x="5cm" svg:y="9cm">
          <draw:image xlink:href="Pictures/10000201000005780000057895E6164C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5" draw:text-style-name="P1" draw:layer="Layout" svg:width="13cm" svg:height="13cm" svg:x="3.75cm" svg:y="7.7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047cm" svg:height="0.962cm" svg:x="9.5cm" svg:y="24.2cm">
          <draw:text-box>
            <text:p text:style-name="P2">3 <text:s/>TR</text:p>
          </draw:text-box>
        </draw:frame>
        <draw:line draw:style-name="gr4" draw:text-style-name="P1" draw:layer="layout" svg:x1="10.25cm" svg:y1="7cm" svg:x2="10.25cm" svg:y2="21.4cm">
          <text:p/>
        </draw:line>
        <draw:line draw:style-name="gr4" draw:text-style-name="P1" draw:layer="layout" svg:x1="3.05cm" svg:y1="14.25cm" svg:x2="17.45cm" svg:y2="14.25cm">
          <text:p/>
        </draw:line>
        <draw:frame draw:style-name="gr2" draw:text-style-name="P1" draw:layer="layout" svg:width="10.5cm" svg:height="10.5cm" svg:x="5cm" svg:y="9cm">
          <draw:image xlink:href="Pictures/1000020100000578000005789A2D0A02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5" draw:text-style-name="P1" draw:layer="Layout" svg:width="13cm" svg:height="13cm" svg:x="3.75cm" svg:y="7.7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018cm" svg:height="0.962cm" svg:x="9.5cm" svg:y="24.2cm">
          <draw:text-box>
            <text:p text:style-name="P2">4 <text:s/>CL</text:p>
          </draw:text-box>
        </draw:frame>
        <draw:line draw:style-name="gr4" draw:text-style-name="P1" draw:layer="layout" svg:x1="10.25cm" svg:y1="7cm" svg:x2="10.25cm" svg:y2="21.4cm">
          <text:p/>
        </draw:line>
        <draw:line draw:style-name="gr4" draw:text-style-name="P1" draw:layer="layout" svg:x1="3.05cm" svg:y1="14.25cm" svg:x2="17.45cm" svg:y2="14.25cm">
          <text:p/>
        </draw:line>
        <draw:frame draw:style-name="gr2" draw:text-style-name="P1" draw:layer="layout" svg:width="10.5cm" svg:height="10.5cm" svg:x="5cm" svg:y="9cm">
          <draw:image xlink:href="Pictures/1000020100000578000005781AE79AC2.png" xlink:type="simple" xlink:show="embed" xlink:actuate="onLoad">
            <text:p/>
          </draw:image>
        </draw:frame>
      </draw:page>
      <draw:page draw:name="page5" draw:style-name="dp1" draw:master-page-name="Default">
        <draw:custom-shape draw:style-name="gr5" draw:text-style-name="P1" draw:layer="Layout" svg:width="13cm" svg:height="13cm" svg:x="3.75cm" svg:y="7.7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23cm" svg:height="0.962cm" svg:x="9.5cm" svg:y="24.2cm">
          <draw:text-box>
            <text:p text:style-name="P2">5 <text:s/>CR</text:p>
          </draw:text-box>
        </draw:frame>
        <draw:line draw:style-name="gr4" draw:text-style-name="P1" draw:layer="layout" svg:x1="10.25cm" svg:y1="7cm" svg:x2="10.25cm" svg:y2="21.4cm">
          <text:p/>
        </draw:line>
        <draw:line draw:style-name="gr4" draw:text-style-name="P1" draw:layer="layout" svg:x1="3.05cm" svg:y1="14.25cm" svg:x2="17.45cm" svg:y2="14.25cm">
          <text:p/>
        </draw:line>
        <draw:frame draw:style-name="gr2" draw:text-style-name="P1" draw:layer="layout" svg:width="10.5cm" svg:height="10.5cm" svg:x="5cm" svg:y="9cm">
          <draw:image xlink:href="Pictures/100002010000057800000578330BB79D.png" xlink:type="simple" xlink:show="embed" xlink:actuate="onLoad">
            <text:p/>
          </draw:image>
        </draw:frame>
      </draw:page>
      <draw:page draw:name="page6" draw:style-name="dp1" draw:master-page-name="Default">
        <draw:custom-shape draw:style-name="gr5" draw:text-style-name="P1" draw:layer="Layout" svg:width="13cm" svg:height="13cm" svg:x="3.75cm" svg:y="7.7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84cm" svg:height="0.962cm" svg:x="9.5cm" svg:y="24.2cm">
          <draw:text-box>
            <text:p text:style-name="P2">6 <text:s/>BL</text:p>
          </draw:text-box>
        </draw:frame>
        <draw:line draw:style-name="gr4" draw:text-style-name="P1" draw:layer="layout" svg:x1="10.25cm" svg:y1="7cm" svg:x2="10.25cm" svg:y2="21.4cm">
          <text:p/>
        </draw:line>
        <draw:line draw:style-name="gr4" draw:text-style-name="P1" draw:layer="layout" svg:x1="3.05cm" svg:y1="14.25cm" svg:x2="17.45cm" svg:y2="14.25cm">
          <text:p/>
        </draw:line>
        <draw:frame draw:style-name="gr2" draw:text-style-name="P1" draw:layer="layout" svg:width="10.5cm" svg:height="10.5cm" svg:x="5cm" svg:y="9cm">
          <draw:image xlink:href="Pictures/100002010000057800000578DD4CCBCD.png" xlink:type="simple" xlink:show="embed" xlink:actuate="onLoad">
            <text:p/>
          </draw:image>
        </draw:frame>
      </draw:page>
      <draw:page draw:name="page7" draw:style-name="dp1" draw:master-page-name="Default">
        <draw:custom-shape draw:style-name="gr5" draw:text-style-name="P1" draw:layer="Layout" svg:width="13cm" svg:height="13cm" svg:x="3.75cm" svg:y="7.7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53cm" svg:height="0.962cm" svg:x="9.5cm" svg:y="24.2cm">
          <draw:text-box>
            <text:p text:style-name="P2">7 <text:s/>BM</text:p>
          </draw:text-box>
        </draw:frame>
        <draw:line draw:style-name="gr4" draw:text-style-name="P1" draw:layer="layout" svg:x1="10.25cm" svg:y1="7cm" svg:x2="10.25cm" svg:y2="21.4cm">
          <text:p/>
        </draw:line>
        <draw:line draw:style-name="gr4" draw:text-style-name="P1" draw:layer="layout" svg:x1="3.05cm" svg:y1="14.25cm" svg:x2="17.45cm" svg:y2="14.25cm">
          <text:p/>
        </draw:line>
        <draw:frame draw:style-name="gr2" draw:text-style-name="P1" draw:layer="layout" svg:width="10.5cm" svg:height="10.5cm" svg:x="5cm" svg:y="9cm">
          <draw:image xlink:href="Pictures/100002010000057800000578C931FAB2.png" xlink:type="simple" xlink:show="embed" xlink:actuate="onLoad">
            <text:p/>
          </draw:image>
        </draw:frame>
      </draw:page>
      <draw:page draw:name="page8" draw:style-name="dp1" draw:master-page-name="Default">
        <draw:custom-shape draw:style-name="gr5" draw:text-style-name="P1" draw:layer="Layout" svg:width="13cm" svg:height="13cm" svg:x="3.75cm" svg:y="7.7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09cm" svg:height="0.962cm" svg:x="9.5cm" svg:y="24.2cm">
          <draw:text-box>
            <text:p text:style-name="P2">8 <text:s/>BR</text:p>
          </draw:text-box>
        </draw:frame>
        <draw:line draw:style-name="gr4" draw:text-style-name="P1" draw:layer="layout" svg:x1="10.25cm" svg:y1="7cm" svg:x2="10.25cm" svg:y2="21.4cm">
          <text:p/>
        </draw:line>
        <draw:line draw:style-name="gr4" draw:text-style-name="P1" draw:layer="layout" svg:x1="3.05cm" svg:y1="14.25cm" svg:x2="17.45cm" svg:y2="14.25cm">
          <text:p/>
        </draw:line>
        <draw:frame draw:style-name="gr2" draw:text-style-name="P1" draw:layer="layout" svg:width="10.5cm" svg:height="10.5cm" svg:x="5cm" svg:y="9cm">
          <draw:image xlink:href="Pictures/100002010000057800000578D354A26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m </meta:initial-creator>
    <meta:creation-date>2014-04-29T17:50:25.974250356</meta:creation-date>
    <dc:date>2014-04-29T18:09:33.783321291</dc:date>
    <dc:creator>nom </dc:creator>
    <meta:editing-duration>PT8M40S</meta:editing-duration>
    <meta:editing-cycles>5</meta:editing-cycles>
    <meta:generator>LibreOffice/4.2.3.3$Linux_X86_64 LibreOffice_project/420$Build-3</meta:generator>
    <meta:document-statistic meta:object-count="40"/>
  </office:meta>
</office:document-meta>
</file>